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ERNA BRAVO, ALEJANDRO OMAR</text:p>
            <text:p text:style-name="P5"><text:span text:style-name="T15">Dni</text:span><text:span text:style-name="T14">:2154876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C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ERNA BRAVO, ALEJANDRO OMA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154876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22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2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BLANCA JUAREZ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7:1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